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Digital Asset Creation for Games</text:p><text:p text:style-name="P6">3D Character Production</text:p><text:p text:style-name="P6">Echtzeit - Computergrafik </text:p><text:p text:style-name="P6">Visual Novel</text:p><text:p text:style-name="P6">Studienarbeit</text:p><text:p text:style-name="P6"/><text:p text:style-name="P6"/><text:p text:style-name="P6"/><text:p text:style-name="P6">Erfolgreich absolviert von:</text:p><text:p text:style-name="P7">Vorname Name</text:p><text:p text:style-name="P10">im Studiengang Medieninformatik Online Medien Medienkonzeption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9:51:26.66</dc:date>
    <meta:print-date>2018-10-20T07:43:00Z</meta:print-date>
    <meta:editing-cycles>7</meta:editing-cycles>
    <meta:editing-duration>PT18H8M40S</meta:editing-duration>
    <meta:document-statistic meta:table-count="0" meta:image-count="0" meta:object-count="0" meta:page-count="1" meta:paragraph-count="18" meta:word-count="56" meta:character-count="499"/>
    <meta:template xlink:type="simple" xlink:actuate="onRequest" xlink:title="" xlink:href="../../../../../Downloads/ElkeScherffius.odt/Normal.dotm"/>
  </office:meta>
</office:document-meta>
</file>